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Math TeX Gyre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Math TeX Gyre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Math TeX Gyre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Math TeX Gyre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Math TeX Gyre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ejaVu Math TeX Gyre"/>
    </style:style>
    <style:style style:name="ACOL-1" style:family="table-column">
      <style:table-column-properties style:column-width="78pt" style:use-optimal-column-width="false"/>
    </style:style>
    <style:style style:name="ACOL-2" style:family="table-column">
      <style:table-column-properties style:column-width="64.5pt" style:use-optimal-column-width="true"/>
    </style:style>
    <style:style style:name="ACOL-3" style:family="table-column">
      <style:table-column-properties style:column-width="84pt" style:use-optimal-column-width="false"/>
    </style:style>
    <style:style style:name="ACOL-4" style:family="table-column"/>
    <style:style style:name="ACOL-5" style:family="table-column">
      <style:table-column-properties style:column-width="64.5pt" style:use-optimal-column-width="false"/>
    </style:style>
    <style:style style:name="ACOL-6" style:family="table-column">
      <style:table-column-properties style:column-width="90.75pt" style:use-optimal-column-width="false"/>
    </style:style>
    <style:style style:name="ACOL-7" style:family="table-column">
      <style:table-column-properties style:column-width="93.75pt" style:use-optimal-column-width="false"/>
    </style:style>
    <style:style style:name="ACOL-8" style:family="table-column">
      <style:table-column-properties style:column-width="86.2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ose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default-cell-style-name="ACE-2" table:style-name="ACOL-3"/>
        <table:table-column table:style-name="ACOL-0"/>
        <table:table-column table:style-name="ACOL-0" table:number-columns-repeated="249"/>
        <table:table-row table:style-name="AROW-1">
          <table:table-cell table:style-name="Gnumeric-default" office:value-type="string">
            <text:p>particle</text:p>
          </table:table-cell>
          <table:table-cell table:style-name="Gnumeric-default" office:value-type="string">
            <text:p>events</text:p>
          </table:table-cell>
          <table:table-cell table:style-name="Gnumeric-default" office:value-type="string">
            <text:p>thickness (cm)</text:p>
          </table:table-cell>
          <table:table-cell table:style-name="Gnumeric-default" office:value-type="string">
            <text:p>energy (MeV)</text:p>
          </table:table-cell>
          <table:table-cell table:style-name="Gnumeric-default" office:value-type="string">
            <text:p>dose (Gy)</text:p>
          </table:table-cell>
          <table:table-cell table:style-name="ACE-2" office:value-type="string">
            <text:p>protons / G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0">
            <text:p>250</text:p>
          </table:table-cell>
          <table:table-cell table:style-name="ACE-1" office:value-type="float" office:value="7.8213399999999995e-08">
            <text:p>7.8E−08</text:p>
          </table:table-cell>
          <table:table-cell table:style-name="ACE-1" table:formula="of:=[.B2]/[.E2]" office:value-type="float" office:value="127855329137.9738">
            <text:p>1.3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0">
            <text:p>230</text:p>
          </table:table-cell>
          <table:table-cell table:style-name="ACE-1" office:value-type="float" office:value="8.4718200000000002e-08">
            <text:p>8.5E−08</text:p>
          </table:table-cell>
          <table:table-cell table:style-name="ACE-1" table:formula="of:=[.B3]/[.E3]" office:value-type="float" office:value="118038390806.22581">
            <text:p>1.2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0">
            <text:p>200</text:p>
          </table:table-cell>
          <table:table-cell table:style-name="ACE-1" office:value-type="float" office:value="1.01707e-07">
            <text:p>1.0E−07</text:p>
          </table:table-cell>
          <table:table-cell table:style-name="ACE-1" table:formula="of:=[.B4]/[.E4]" office:value-type="float" office:value="98321649443.991074">
            <text:p>9.8E1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0">
            <text:p>150</text:p>
          </table:table-cell>
          <table:table-cell table:style-name="ACE-1" office:value-type="float" office:value="1.05031e-07">
            <text:p>1.1E−07</text:p>
          </table:table-cell>
          <table:table-cell table:style-name="ACE-1" table:formula="of:=[.B5]/[.E5]" office:value-type="float" office:value="95209985623.292175">
            <text:p>9.5E1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0">
            <text:p>100</text:p>
          </table:table-cell>
          <table:table-cell table:style-name="ACE-1" office:value-type="float" office:value="4.9201300000000003e-11">
            <text:p>4.9E−11</text:p>
          </table:table-cell>
          <table:table-cell table:style-name="ACE-1" table:formula="of:=[.B6]/[.E6]" office:value-type="float" office:value="203246662181690.31">
            <text:p>2.0E1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ACE-1" office:value-type="float" office:value="5.3832900000000002e-12">
            <text:p>5.4E−12</text:p>
          </table:table-cell>
          <table:table-cell table:style-name="ACE-1" table:formula="of:=[.B7]/[.E7]" office:value-type="float" office:value="1857600092136964.5">
            <text:p>1.9E1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50">
            <text:p>250</text:p>
          </table:table-cell>
          <table:table-cell table:style-name="ACE-1" office:value-type="float" office:value="7.7591699999999995e-08">
            <text:p>7.8E−08</text:p>
          </table:table-cell>
          <table:table-cell table:style-name="ACE-1" table:formula="of:=[.B8]/[.E8]" office:value-type="float" office:value="128879764201.58342">
            <text:p>1.3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30">
            <text:p>230</text:p>
          </table:table-cell>
          <table:table-cell table:style-name="ACE-1" office:value-type="float" office:value="8.4690800000000003e-08">
            <text:p>8.5E−08</text:p>
          </table:table-cell>
          <table:table-cell table:style-name="ACE-1" table:formula="of:=[.B9]/[.E9]" office:value-type="float" office:value="118076579746.56042">
            <text:p>1.2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00">
            <text:p>200</text:p>
          </table:table-cell>
          <table:table-cell table:style-name="ACE-1" office:value-type="float" office:value="1.05011e-07">
            <text:p>1.1E−07</text:p>
          </table:table-cell>
          <table:table-cell table:style-name="ACE-1" table:formula="of:=[.B10]/[.E10]" office:value-type="float" office:value="95228118958.966202">
            <text:p>9.5E1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0">
            <text:p>150</text:p>
          </table:table-cell>
          <table:table-cell table:style-name="ACE-1" office:value-type="float" office:value="8.63108e-08">
            <text:p>8.6E−08</text:p>
          </table:table-cell>
          <table:table-cell table:style-name="ACE-1" table:formula="of:=[.B11]/[.E11]" office:value-type="float" office:value="115860355830.32483">
            <text:p>1.2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0">
            <text:p>100</text:p>
          </table:table-cell>
          <table:table-cell table:style-name="ACE-1" office:value-type="float" office:value="2.057e-11">
            <text:p>2.1E−11</text:p>
          </table:table-cell>
          <table:table-cell table:style-name="ACE-1" table:formula="of:=[.B12]/[.E12]" office:value-type="float" office:value="486144871171609.12">
            <text:p>4.9E1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0">
            <text:p>70</text:p>
          </table:table-cell>
          <table:table-cell table:style-name="ACE-1" office:value-type="float" office:value="3.68454e-12">
            <text:p>3.7E−12</text:p>
          </table:table-cell>
          <table:table-cell table:style-name="ACE-1" table:formula="of:=[.B13]/[.E13]" office:value-type="float" office:value="2714043001297312.5">
            <text:p>2.7E1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50">
            <text:p>250</text:p>
          </table:table-cell>
          <table:table-cell table:style-name="ACE-1" office:value-type="float" office:value="7.77061e-08">
            <text:p>7.8E−08</text:p>
          </table:table-cell>
          <table:table-cell table:style-name="ACE-1" table:formula="of:=[.B14]/[.E14]" office:value-type="float" office:value="128690025622.1841">
            <text:p>1.3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30">
            <text:p>230</text:p>
          </table:table-cell>
          <table:table-cell table:style-name="ACE-1" office:value-type="float" office:value="8.4564899999999998e-08">
            <text:p>8.5E−08</text:p>
          </table:table-cell>
          <table:table-cell table:style-name="ACE-1" table:formula="of:=[.B15]/[.E15]" office:value-type="float" office:value="118252371846.94832">
            <text:p>1.2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ACE-1" office:value-type="float" office:value="1.07704e-07">
            <text:p>1.1E−07</text:p>
          </table:table-cell>
          <table:table-cell table:style-name="ACE-1" table:formula="of:=[.B16]/[.E16]" office:value-type="float" office:value="92847062318.948227">
            <text:p>9.3E1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0">
            <text:p>150</text:p>
          </table:table-cell>
          <table:table-cell table:style-name="ACE-1" office:value-type="float" office:value="6.4844900000000004e-08">
            <text:p>6.5E−08</text:p>
          </table:table-cell>
          <table:table-cell table:style-name="ACE-1" table:formula="of:=[.B17]/[.E17]" office:value-type="float" office:value="154214132491.52979">
            <text:p>1.5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0">
            <text:p>100</text:p>
          </table:table-cell>
          <table:table-cell table:style-name="ACE-1" office:value-type="float" office:value="1.16392e-11">
            <text:p>1.2E−11</text:p>
          </table:table-cell>
          <table:table-cell table:style-name="ACE-1" table:formula="of:=[.B18]/[.E18]" office:value-type="float" office:value="859165578390267.38">
            <text:p>8.6E1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0">
            <text:p>70</text:p>
          </table:table-cell>
          <table:table-cell table:style-name="ACE-1" office:value-type="float" office:value="1.14419e-12">
            <text:p>1.1E−12</text:p>
          </table:table-cell>
          <table:table-cell table:style-name="ACE-1" table:formula="of:=[.B19]/[.E19]" office:value-type="float" office:value="8739807199853171">
            <text:p>8.7E1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50">
            <text:p>250</text:p>
          </table:table-cell>
          <table:table-cell table:style-name="ACE-1" office:value-type="float" office:value="7.6295299999999999e-08">
            <text:p>7.6E−08</text:p>
          </table:table-cell>
          <table:table-cell table:style-name="ACE-1" table:formula="of:=[.B20]/[.E20]" office:value-type="float" office:value="131069672705.92029">
            <text:p>1.3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0">
            <text:p>230</text:p>
          </table:table-cell>
          <table:table-cell table:style-name="ACE-1" office:value-type="float" office:value="8.4203599999999996e-08">
            <text:p>8.4E−08</text:p>
          </table:table-cell>
          <table:table-cell table:style-name="ACE-1" table:formula="of:=[.B21]/[.E21]" office:value-type="float" office:value="118759767990.91725">
            <text:p>1.2E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0">
            <text:p>200</text:p>
          </table:table-cell>
          <table:table-cell table:style-name="ACE-1" office:value-type="float" office:value="1.2526e-07">
            <text:p>1.3E−07</text:p>
          </table:table-cell>
          <table:table-cell table:style-name="ACE-1" table:formula="of:=[.B22]/[.E22]" office:value-type="float" office:value="79833945393.581345">
            <text:p>8.0E1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0">
            <text:p>150</text:p>
          </table:table-cell>
          <table:table-cell table:style-name="ACE-1" office:value-type="float" office:value="8.1295399999999996e-09">
            <text:p>8.1E−09</text:p>
          </table:table-cell>
          <table:table-cell table:style-name="ACE-1" table:formula="of:=[.B23]/[.E23]" office:value-type="float" office:value="1230081898852.8257">
            <text:p>1.2E1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ton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0">
            <text:p>100</text:p>
          </table:table-cell>
          <table:table-cell table:style-name="ACE-1" office:value-type="float" office:value="3.2017100000000001e-13">
            <text:p>3.2E−13</text:p>
          </table:table-cell>
          <table:table-cell table:style-name="ACE-1" table:formula="of:=[.B24]/[.E24]" office:value-type="float" office:value="31233309700128992">
            <text:p>3.1E16</text:p>
          </table:table-cell>
          <table:table-cell table:number-columns-repeated="250" table:style-name="Gnumeric-default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Print_Area" table:expression="of:=#REF!" table:base-cell-address="$'dose.csv'.$A$1"/>
          <table:named-expression table:name="Sheet_Title" table:expression="of:=&quot;dose.csv&quot;" table:base-cell-address="$'dose.csv'.$A$1"/>
        </table:named-expressions>
        <gnm:selections gnm:cursor-col="3" gnm:cursor-row="24">
          <gnm:selection gnm:start-col="3" gnm:start-row="24" gnm:end-col="3" gnm:end-row="2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3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2"/>
        <table:table-column table:default-cell-style-name="ACE-3" table:style-name="ACOL-2" table:number-columns-repeated="250"/>
        <table:table-row table:style-name="AROW-1">
          <table:table-cell table:style-name="ACE-3" office:value-type="string">
            <text:p>events</text:p>
          </table:table-cell>
          <table:table-cell table:style-name="ACE-5" office:value-type="string">
            <text:p>Thickness (cm)</text:p>
          </table:table-cell>
          <table:table-cell table:style-name="ACE-7" office:value-type="string">
            <text:p>Energy (MeV)</text:p>
          </table:table-cell>
          <table:table-cell table:style-name="ACE-7" office:value-type="string">
            <text:p>Dose (Gy)</text:p>
          </table:table-cell>
          <table:table-cell table:style-name="ACE-4" office:value-type="string">
            <text:p>Protons / Gy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1">
            <text:p>1</text:p>
          </table:table-cell>
          <table:table-cell table:style-name="ACE-8" office:value-type="float" office:value="250">
            <text:p>250</text:p>
          </table:table-cell>
          <table:table-cell table:style-name="ACE-9" office:value-type="float" office:value="7.8213399999999995e-08">
            <text:p>7.8E−08</text:p>
          </table:table-cell>
          <table:table-cell table:style-name="ACE-9" table:formula="of:=[.A2]/[.D2]" office:value-type="float" office:value="127855329137.9738">
            <text:p>1.3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1">
            <text:p>1</text:p>
          </table:table-cell>
          <table:table-cell table:style-name="ACE-8" office:value-type="float" office:value="230">
            <text:p>230</text:p>
          </table:table-cell>
          <table:table-cell table:style-name="ACE-9" office:value-type="float" office:value="8.4718200000000002e-08">
            <text:p>8.5E−08</text:p>
          </table:table-cell>
          <table:table-cell table:style-name="ACE-9" table:formula="of:=[.A3]/[.D3]" office:value-type="float" office:value="118038390806.22581">
            <text:p>1.2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1">
            <text:p>1</text:p>
          </table:table-cell>
          <table:table-cell table:style-name="ACE-8" office:value-type="float" office:value="200">
            <text:p>200</text:p>
          </table:table-cell>
          <table:table-cell table:style-name="ACE-9" office:value-type="float" office:value="1.01707e-07">
            <text:p>1.0E−07</text:p>
          </table:table-cell>
          <table:table-cell table:style-name="ACE-9" table:formula="of:=[.A4]/[.D4]" office:value-type="float" office:value="98321649443.991074">
            <text:p>9.8E10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1">
            <text:p>1</text:p>
          </table:table-cell>
          <table:table-cell table:style-name="ACE-8" office:value-type="float" office:value="150">
            <text:p>150</text:p>
          </table:table-cell>
          <table:table-cell table:style-name="ACE-9" office:value-type="float" office:value="1.05031e-07">
            <text:p>1.1E−07</text:p>
          </table:table-cell>
          <table:table-cell table:style-name="ACE-9" table:formula="of:=[.A5]/[.D5]" office:value-type="float" office:value="95209985623.292175">
            <text:p>9.5E10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2">
            <text:p>2</text:p>
          </table:table-cell>
          <table:table-cell table:style-name="ACE-8" office:value-type="float" office:value="250">
            <text:p>250</text:p>
          </table:table-cell>
          <table:table-cell table:style-name="ACE-9" office:value-type="float" office:value="7.7591699999999995e-08">
            <text:p>7.8E−08</text:p>
          </table:table-cell>
          <table:table-cell table:style-name="ACE-9" table:formula="of:=[.A6]/[.D6]" office:value-type="float" office:value="128879764201.58342">
            <text:p>1.3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2">
            <text:p>2</text:p>
          </table:table-cell>
          <table:table-cell table:style-name="ACE-8" office:value-type="float" office:value="230">
            <text:p>230</text:p>
          </table:table-cell>
          <table:table-cell table:style-name="ACE-9" office:value-type="float" office:value="8.4690800000000003e-08">
            <text:p>8.5E−08</text:p>
          </table:table-cell>
          <table:table-cell table:style-name="ACE-9" table:formula="of:=[.A7]/[.D7]" office:value-type="float" office:value="118076579746.56042">
            <text:p>1.2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2">
            <text:p>2</text:p>
          </table:table-cell>
          <table:table-cell table:style-name="ACE-8" office:value-type="float" office:value="200">
            <text:p>200</text:p>
          </table:table-cell>
          <table:table-cell table:style-name="ACE-9" office:value-type="float" office:value="1.05011e-07">
            <text:p>1.1E−07</text:p>
          </table:table-cell>
          <table:table-cell table:style-name="ACE-9" table:formula="of:=[.A8]/[.D8]" office:value-type="float" office:value="95228118958.966202">
            <text:p>9.5E10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2">
            <text:p>2</text:p>
          </table:table-cell>
          <table:table-cell table:style-name="ACE-8" office:value-type="float" office:value="150">
            <text:p>150</text:p>
          </table:table-cell>
          <table:table-cell table:style-name="ACE-9" office:value-type="float" office:value="8.63108e-08">
            <text:p>8.6E−08</text:p>
          </table:table-cell>
          <table:table-cell table:style-name="ACE-9" table:formula="of:=[.A9]/[.D9]" office:value-type="float" office:value="115860355830.32483">
            <text:p>1.2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3">
            <text:p>3</text:p>
          </table:table-cell>
          <table:table-cell table:style-name="ACE-8" office:value-type="float" office:value="250">
            <text:p>250</text:p>
          </table:table-cell>
          <table:table-cell table:style-name="ACE-9" office:value-type="float" office:value="7.77061e-08">
            <text:p>7.8E−08</text:p>
          </table:table-cell>
          <table:table-cell table:style-name="ACE-9" table:formula="of:=[.A10]/[.D10]" office:value-type="float" office:value="128690025622.1841">
            <text:p>1.3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3">
            <text:p>3</text:p>
          </table:table-cell>
          <table:table-cell table:style-name="ACE-8" office:value-type="float" office:value="230">
            <text:p>230</text:p>
          </table:table-cell>
          <table:table-cell table:style-name="ACE-9" office:value-type="float" office:value="8.4564899999999998e-08">
            <text:p>8.5E−08</text:p>
          </table:table-cell>
          <table:table-cell table:style-name="ACE-9" table:formula="of:=[.A11]/[.D11]" office:value-type="float" office:value="118252371846.94832">
            <text:p>1.2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3">
            <text:p>3</text:p>
          </table:table-cell>
          <table:table-cell table:style-name="ACE-8" office:value-type="float" office:value="200">
            <text:p>200</text:p>
          </table:table-cell>
          <table:table-cell table:style-name="ACE-9" office:value-type="float" office:value="1.07704e-07">
            <text:p>1.1E−07</text:p>
          </table:table-cell>
          <table:table-cell table:style-name="ACE-9" table:formula="of:=[.A12]/[.D12]" office:value-type="float" office:value="92847062318.948227">
            <text:p>9.3E10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3">
            <text:p>3</text:p>
          </table:table-cell>
          <table:table-cell table:style-name="ACE-8" office:value-type="float" office:value="150">
            <text:p>150</text:p>
          </table:table-cell>
          <table:table-cell table:style-name="ACE-9" office:value-type="float" office:value="6.4844900000000004e-08">
            <text:p>6.5E−08</text:p>
          </table:table-cell>
          <table:table-cell table:style-name="ACE-9" table:formula="of:=[.A13]/[.D13]" office:value-type="float" office:value="154214132491.52979">
            <text:p>1.5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5">
            <text:p>5</text:p>
          </table:table-cell>
          <table:table-cell table:style-name="ACE-8" office:value-type="float" office:value="250">
            <text:p>250</text:p>
          </table:table-cell>
          <table:table-cell table:style-name="ACE-9" office:value-type="float" office:value="7.6295299999999999e-08">
            <text:p>7.6E−08</text:p>
          </table:table-cell>
          <table:table-cell table:style-name="ACE-9" table:formula="of:=[.A14]/[.D14]" office:value-type="float" office:value="131069672705.92029">
            <text:p>1.3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5">
            <text:p>5</text:p>
          </table:table-cell>
          <table:table-cell table:style-name="ACE-8" office:value-type="float" office:value="230">
            <text:p>230</text:p>
          </table:table-cell>
          <table:table-cell table:style-name="ACE-9" office:value-type="float" office:value="8.4203599999999996e-08">
            <text:p>8.4E−08</text:p>
          </table:table-cell>
          <table:table-cell table:style-name="ACE-9" table:formula="of:=[.A15]/[.D15]" office:value-type="float" office:value="118759767990.91725">
            <text:p>1.2E11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5">
            <text:p>5</text:p>
          </table:table-cell>
          <table:table-cell table:style-name="ACE-8" office:value-type="float" office:value="200">
            <text:p>200</text:p>
          </table:table-cell>
          <table:table-cell table:style-name="ACE-9" office:value-type="float" office:value="1.2526e-07">
            <text:p>1.3E−07</text:p>
          </table:table-cell>
          <table:table-cell table:style-name="ACE-9" table:formula="of:=[.A16]/[.D16]" office:value-type="float" office:value="79833945393.581345">
            <text:p>8.0E10</text:p>
          </table:table-cell>
          <table:table-cell table:number-columns-repeated="251" table:style-name="ACE-3"/>
        </table:table-row>
        <table:table-row table:style-name="AROW-1">
          <table:table-cell table:style-name="ACE-3" office:value-type="float" office:value="10000">
            <text:p>10000</text:p>
          </table:table-cell>
          <table:table-cell table:style-name="ACE-6" office:value-type="float" office:value="5">
            <text:p>5</text:p>
          </table:table-cell>
          <table:table-cell table:style-name="ACE-8" office:value-type="float" office:value="150">
            <text:p>150</text:p>
          </table:table-cell>
          <table:table-cell table:style-name="ACE-9" office:value-type="float" office:value="8.1295399999999996e-09">
            <text:p>8.1E−09</text:p>
          </table:table-cell>
          <table:table-cell table:style-name="ACE-9" table:formula="of:=[.A17]/[.D17]" office:value-type="float" office:value="1230081898852.8257">
            <text:p>1.2E12</text:p>
          </table:table-cell>
          <table:table-cell table:number-columns-repeated="251" table:style-name="ACE-3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5">
          <gnm:selection gnm:start-col="6" gnm:start-row="5" gnm:end-col="6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1" number:grouping="false" number:min-integer-digits="1" number:min-exponent-digits="2" gnm:forced-exponent-sign="false" gnm:engineering="false" gnm:literal-E="true"/>
    </number:number-style>
    <number:number-style style:name="ND-1">
      <number:scientific-number number:decimal-places="1" number:grouping="false" number:min-integer-digits="1" number:min-exponent-digits="1" gnm:forced-exponent-sign="false" gnm:engineering="false" gnm:literal-E="tru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dose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21T21:05:40Z</dc:date>
    <meta:creation-date>2018-11-21T19:55:07Z</meta:creation-date>
    <meta:generator>gnumeric/1.12.35</meta:generator>
  </office:meta>
</office:document-meta>
</file>